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15aa2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lataforma de Freelancing</text:h>
      <text:p text:style-name="Text_20_body"><text:span text:style-name="Strong_20_Emphasis">Nome:</text:span> Conecta+</text:p>
      <text:p text:style-name="Text_20_body"><text:span text:style-name="Strong_20_Emphasis">Objetivo:</text:span> Promover o trabalho decente, o crescimento econômico e a inclusão social, conectando freelancers a empresas e oferecendo recursos de capacitação profissional.</text:p>
      <text:p text:style-name="Text_20_body"><text:span text:style-name="Strong_20_Emphasis">Público-alvo:</text:span></text:p>
      <text:list text:style-name="L1">
        <text:list-item>
          <text:p text:style-name="P2"><text:span text:style-name="Strong_20_Emphasis">Freelancers:</text:span> Profissionais autônomos de diversas áreas, incluindo iniciantes e experientes.</text:p>
        </text:list-item>
        <text:list-item>
          <text:p text:style-name="P1"><text:span text:style-name="Strong_20_Emphasis">Empresas:</text:span> Pequenas, médias e grandes empresas que buscam contratar freelancers para projetos específicos.</text:p>
        </text:list-item>
      </text:list>
      <text:p text:style-name="Text_20_body"><text:span text:style-name="Strong_20_Emphasis">Funcionalidades:</text:span></text:p>
      <text:list text:style-name="L2">
        <text:list-item>
          <text:p text:style-name="P4"><text:span text:style-name="Strong_20_Emphasis">Criação de perfis detalhados:</text:span> Freelancers podem criar perfis completos, incluindo portfólio, habilidades, experiência, avaliações e certificações. Empresas podem criar perfis com informações sobre <text:span text:style-name="T1">seus</text:span> valores e projetos.</text:p>
        </text:list-item>
        <text:list-item>
          <text:p text:style-name="P4"><text:span text:style-name="Strong_20_Emphasis">Sistema de busca e matching:</text:span> Um algoritmo inteligente combina freelancers e empresas com base em habilidades, experiência, localização, orçamento e outros critérios relevantes.</text:p>
        </text:list-item>
        <text:list-item>
          <text:p text:style-name="P4"><text:span text:style-name="Strong_20_Emphasis">Comunicação e colaboração:</text:span> Ferramentas de chat, e compartilhamento de arquivos facilitam a comunicação e a colaboração entre freelancers e empresas.</text:p>
        </text:list-item>
        <text:list-item>
          <text:p text:style-name="P4"><text:span text:style-name="Strong_20_Emphasis">Sistema de pagamentos seguro:</text:span> Garante pagamentos rápidos e seguros para os freelancers, com opções de pagamento por hora, projeto ou marcos.</text:p>
        </text:list-item>
        <text:list-item>
          <text:p text:style-name="P4"><text:span text:style-name="Strong_20_Emphasis">Sistema de avaliação e feedback:</text:span> Permite que freelancers e empresas avaliem uns aos outros após a conclusão de um projeto, promovendo a transparência e a qualidade dos serviços.</text:p>
        </text:list-item>
        <text:list-item>
          <text:p text:style-name="P4"><text:span text:style-name="Strong_20_Emphasis">Recursos de capacitação profissional:</text:span> Cursos online, webinars, workshops e mentorias ajudam os freelancers a desenvolver novas habilidades e se manterem atualizados com as demandas do mercado.</text:p>
        </text:list-item>
        <text:list-item>
          <text:p text:style-name="P3"><text:span text:style-name="Strong_20_Emphasis">Comunidade online:</text:span> Fórum de discussão, grupos de networking e eventos virtuais promovem a interação e o aprendizado entre os usuários da plataforma.</text:p>
        </text:list-item>
      </text:list>
      <text:p text:style-name="Text_20_body"><text:span text:style-name="Strong_20_Emphasis">Recursos adicionais para promover o trabalho decente:</text:span></text:p>
      <text:list text:style-name="L3">
        <text:list-item>
          <text:p text:style-name="P6"><text:span text:style-name="Strong_20_Emphasis">Calculadora de preço justo:</text:span> Ajuda os freelancers a definir preços justos para seus serviços, com base em fatores como experiência, complexidade do projeto e região.</text:p>
        </text:list-item>
        <text:list-item>
          <text:p text:style-name="P6"><text:span text:style-name="Strong_20_Emphasis">Acordos de trabalho claros:</text:span> Modelos de contrato personalizáveis garantem que os termos do trabalho sejam claros e justos para ambas as partes.</text:p>
        </text:list-item>
        <text:list-item>
          <text:p text:style-name="P6"><text:span text:style-name="Strong_20_Emphasis">Mediação de conflitos:</text:span> Um sistema de mediação ajuda a resolver conflitos entre freelancers e empresas de forma rápida e eficiente.</text:p>
        </text:list-item>
        <text:list-item>
          <text:p text:style-name="P6"><text:span text:style-name="Strong_20_Emphasis">Parcerias com instituições de ensino:</text:span> Oferece cursos e certificações em parceria com instituições de ensino reconhecidas, aumentando a credibilidade dos freelancers.</text:p>
        </text:list-item>
        <text:list-item>
          <text:p text:style-name="P5"><text:span text:style-name="Strong_20_Emphasis">Iniciativas de inclusão:</text:span> Programas de mentoria e bolsas de estudo para grupos sub-representados no mercado de trabalho, como mulheres, jovens e pessoas com deficiência.</text:p>
        </text:list-item>
      </text:list>
      <text:p text:style-name="Text_20_body"><text:span text:style-name="Strong_20_Emphasis">Modelo de negócios:</text:span></text:p>
      <text:list text:style-name="L4">
        <text:list-item>
          <text:p text:style-name="P8"><text:span text:style-name="Strong_20_Emphasis">Assinatura mensal para empresas:</text:span> Acesso ilimitado a freelancers, recursos de busca e matching, comunicação e colaboração.</text:p>
        </text:list-item>
        <text:list-item>
          <text:p text:style-name="P8"><text:soft-page-break/><text:span text:style-name="Strong_20_Emphasis">Comissão sobre os pagamentos aos freelancers:</text:span> Uma porcentagem sobre o valor dos projetos concluídos.</text:p>
        </text:list-item>
        <text:list-item>
          <text:p text:style-name="P7"><text:span text:style-name="Strong_20_Emphasis">Venda de cursos e serviços de capacitação:</text:span> Cursos online, webinars, workshops e mentorias.</text:p>
        </text:list-item>
      </text:list>
      <text:p text:style-name="Text_20_body"><text:span text:style-name="Strong_20_Emphasis">Impacto:</text:span></text:p>
      <text:list text:style-name="L5">
        <text:list-item>
          <text:p text:style-name="P10"><text:span text:style-name="Strong_20_Emphasis">Aumento da empregabilidade:</text:span> Cria oportunidades de trabalho para freelancers, especialmente em áreas com altas taxas de desemprego.</text:p>
        </text:list-item>
        <text:list-item>
          <text:p text:style-name="P10"><text:span text:style-name="Strong_20_Emphasis">Melhora da renda:</text:span> Permite que os freelancers aumentem sua renda e tenham mais flexibilidade e autonomia em suas carreiras.</text:p>
        </text:list-item>
        <text:list-item>
          <text:p text:style-name="P10"><text:span text:style-name="Strong_20_Emphasis">Promoção do desenvolvimento de habilidades:</text:span> Oferece recursos de capacitação profissional para que os freelancers se mantenham competitivos no mercado de trabalho.</text:p>
        </text:list-item>
        <text:list-item>
          <text:p text:style-name="P10"><text:span text:style-name="Strong_20_Emphasis">Redução das desigualdades:</text:span> Promove a inclusão de grupos sub-representados no mercado de trabalho, como mulheres, jovens e pessoas com deficiência.</text:p>
        </text:list-item>
        <text:list-item>
          <text:p text:style-name="P9"><text:span text:style-name="Strong_20_Emphasis">Fortalecimento da economia local:</text:span> Estimula o crescimento econômico, conectando empresas a profissionais qualificados e promovendo a geração de renda.</text:p>
        </text:list-item>
      </text:list>
      <text:p text:style-name="Text_20_body"><text:span text:style-name="Strong_20_Emphasis">Conecta+</text:span> é uma plataforma inovadora que combina tecnologia, capacitação e responsabilidade social para promover o trabalho decente, o crescimento econômico e a inclusão socia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4T17:59:11.064000000</meta:creation-date>
    <dc:date>2024-08-10T15:13:26.803000000</dc:date>
    <meta:editing-duration>P2DT19H19M51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31" meta:word-count="527" meta:character-count="3701" meta:non-whitespace-character-count="3227"/>
  </office:meta>
</office:document-meta>
</file>